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2f3a1b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1a8b9d" officeooo:paragraph-rsid="002f3a1b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a37e6" officeooo:paragraph-rsid="002f3a1b" fo:background-color="#ffff0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f3a1b" officeooo:paragraph-rsid="002f3a1b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305905" officeooo:paragraph-rsid="00305905"/>
    </style:style>
    <style:style style:name="P8" style:family="paragraph" style:parent-style-name="Text_20_body" style:list-style-name="L1">
      <style:text-properties officeooo:rsid="0036edcc" officeooo:paragraph-rsid="0036edcc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40daf3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rsid="003c8d3b" officeooo:paragraph-rsid="003c8d3b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20958d"/>
    </style:style>
    <style:style style:name="T2" style:family="text">
      <style:text-properties officeooo:rsid="0021e9a3"/>
    </style:style>
    <style:style style:name="T3" style:family="text">
      <style:text-properties officeooo:rsid="00305905"/>
    </style:style>
    <style:style style:name="T4" style:family="text">
      <style:text-properties officeooo:rsid="003b9cef"/>
    </style:style>
    <style:style style:name="T5" style:family="text">
      <style:text-properties officeooo:rsid="003c8d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oject Information Gathering Form</text:span></text:h>
      <text:h text:style-name="Heading_20_4" text:outline-level="4">1. <text:span text:style-name="Strong_20_Emphasis">Basic Information</text:span></text:h>
      <text:list text:style-name="L1">
        <text:list-item>
          <text:p text:style-name="P2"><text:span text:style-name="Strong_20_Emphasis">Project Name</text:span>: ‘</text:p>
          <text:list>
            <text:list-item>
              <text:p text:style-name="P4">GYM Manager</text:p>
            </text:list-item>
          </text:list>
        </text:list-item>
        <text:list-item>
          <text:p text:style-name="P2"><text:span text:style-name="Strong_20_Emphasis">Client/Team Name</text:span>: </text:p>
          <text:list>
            <text:list-item>
              <text:p text:style-name="P2"><text:span text:style-name="T1">The Villa Bro</text:span><text:span text:style-name="T2">th</text:span></text:p>
            </text:list-item>
          </text:list>
        </text:list-item>
        <text:list-item>
          <text:p text:style-name="P2"><text:span text:style-name="Strong_20_Emphasis">Contact Information (Email/Phone)</text:span>: </text:p>
          <text:list>
            <text:list-item>
              <text:p text:style-name="P5">PENDIENTE</text:p>
            </text:list-item>
          </text:list>
        </text:list-item>
        <text:list-item>
          <text:p text:style-name="P3"><text:span text:style-name="Strong_20_Emphasis">Date of Request</text:span>:</text:p>
          <text:list>
            <text:list-item>
              <text:p text:style-name="P6"><text:span text:style-name="T3">21/12</text:span>/2024</text:p>
            </text:list-item>
          </text:list>
        </text:list-item>
        <text:list-item>
          <text:p text:style-name="P3"><text:span text:style-name="Strong_20_Emphasis">Target Completion Date</text:span>: </text:p>
          <text:list>
            <text:list-item>
              <text:p text:style-name="P7">21/02/2025</text:p>
            </text:list-item>
          </text:list>
        </text:list-item>
        <text:list-item>
          <text:p text:style-name="P1"><text:span text:style-name="Strong_20_Emphasis">Preferred Development Environment/Platform</text:span>: (e.g., Windows, macOS, Linux, Web,<text:span text:style-name="T3">Android</text:span>) </text:p>
          <text:list>
            <text:list-item>
              <text:p text:style-name="P8">Web <text:span text:style-name="T4">(Windows,Android,Apple,Linux)</text:span></text:p>
            </text:list-item>
          </text:list>
        </text:list-item>
      </text:list>
      <text:h text:style-name="Heading_20_4" text:outline-level="4">2. <text:span text:style-name="Strong_20_Emphasis">Project Overview</text:span></text:h>
      <text:list text:style-name="L2">
        <text:list-item>
          <text:p text:style-name="P10"><text:span text:style-name="Strong_20_Emphasis">Brief Description of the Program</text:span>:<text:line-break/><text:span text:style-name="Emphasis">(What is the main goal of the program? What should it do?)</text:span> </text:p>
          <text:list>
            <text:list-item>
              <text:p text:style-name="P11"><text:span text:style-name="T5">Este sistema es una plataforma integral para optimizar la experiencia de los usuarios en un gimnasio. Permite gestionar agendas personales, realizar pagos, recibir recordatorios de fechas de pago y verificar en tiempo real la cantidad de personas en el gimnasio. Ofrece acceso mediante lector de QR y un rastreador de rutinas personalizadas según las preferencias del usuario. Además, recuerda la toma de agua durante las sesiones y permite consultar las ventas del gimnasio, como suplementos y equipo, con descuentos y promociones.</text:span></text:p>
              <text:p text:style-name="P11"/>
              <text:p text:style-name="P11">Incluye una sección de recomendaciones para elegir las mejores máquinas según los objetivos del usuario, ya sea tonificación o aumento de masa muscular. También facilita la agendación de citas con nutricionistas, masajistas y psicólogos, con opciones para reprogramar las consultas. En resumen, este sistema optimiza tanto la experiencia del usuario como la gestión de sus rutinas y necesidades de salud, brindando un enfoque integral para el bienestar físico y mental.</text:p>
              <text:p text:style-name="P12"/>
            </text:list-item>
          </text:list>
        </text:list-item>
        <text:list-item>
          <text:p text:style-name="P10"><text:span text:style-name="Strong_20_Emphasis">Key Features/Functionality</text:span>:<text:line-break/><text:span text:style-name="Emphasis">(List all major features and their intended purposes)</text:span> </text:p>
          <text:list>
            <text:list-item>
              <text:p text:style-name="P10">Example: File management, database integration, data analysis, etc. </text:p>
            </text:list-item>
          </text:list>
        </text:list-item>
        <text:list-item>
          <text:p text:style-name="P9"><text:span text:style-name="Strong_20_Emphasis">Intended User Base</text:span>:<text:line-break/><text:span text:style-name="Emphasis">(Who will be using this program? End users, internal staff, etc.)</text:span> </text:p>
        </text:list-item>
      </text:list>
      <text:h text:style-name="Heading_20_4" text:outline-level="4"><text:soft-page-break/>3. <text:span text:style-name="Strong_20_Emphasis">Target Platforms &amp; Compatibility</text:span></text:h>
      <text:list text:style-name="L3">
        <text:list-item>
          <text:p text:style-name="P14"><text:span text:style-name="Strong_20_Emphasis">Supported Operating Systems</text:span>:<text:line-break/><text:span text:style-name="Emphasis">(e.g., Windows, macOS, Linux, mobile platforms, web, etc.)</text:span> </text:p>
        </text:list-item>
        <text:list-item>
          <text:p text:style-name="P14"><text:span text:style-name="Strong_20_Emphasis">Device Types (if applicable)</text:span>:<text:line-break/><text:span text:style-name="Emphasis">(e.g., Desktop, mobile, tablet, etc.)</text:span> </text:p>
        </text:list-item>
        <text:list-item>
          <text:p text:style-name="P14"><text:span text:style-name="Strong_20_Emphasis">Web or Native Application</text:span>:<text:line-break/><text:span text:style-name="Emphasis">(Will this be a web-based application, a desktop program, or mobile app?)</text:span> </text:p>
        </text:list-item>
        <text:list-item>
          <text:p text:style-name="P13"><text:span text:style-name="Strong_20_Emphasis">Cross-Platform Support</text:span>:<text:line-break/><text:span text:style-name="Emphasis">(Is cross-platform compatibility required? Yes/No)</text:span><text:line-break/><text:span text:style-name="Emphasis">(If yes, which platforms?)</text:span> </text:p>
        </text:list-item>
      </text:list>
      <text:h text:style-name="Heading_20_4" text:outline-level="4">4. <text:span text:style-name="Strong_20_Emphasis">User Interface &amp; Design</text:span></text:h>
      <text:list text:style-name="L4">
        <text:list-item>
          <text:p text:style-name="P16"><text:span text:style-name="Strong_20_Emphasis">UI/UX Requirements</text:span>:<text:line-break/><text:span text:style-name="Emphasis">(Do you have existing design guidelines or inspiration for the UI?)</text:span> </text:p>
        </text:list-item>
        <text:list-item>
          <text:p text:style-name="P16"><text:span text:style-name="Strong_20_Emphasis">Key Screens/Pages</text:span>:<text:line-break/><text:span text:style-name="Emphasis">(List major screens or sections of the program, with descriptions)</text:span> </text:p>
        </text:list-item>
        <text:list-item>
          <text:p text:style-name="P16"><text:span text:style-name="Strong_20_Emphasis">Design Preferences</text:span>:<text:line-break/><text:span text:style-name="Emphasis">(Colors, layout style, buttons, navigation, etc.)</text:span> </text:p>
        </text:list-item>
        <text:list-item>
          <text:p text:style-name="P15"><text:span text:style-name="Strong_20_Emphasis">Accessibility Features</text:span>:<text:line-break/><text:span text:style-name="Emphasis">(Are there any specific accessibility requirements? E.g., color blindness, screen reader support.)</text:span> </text:p>
        </text:list-item>
      </text:list>
      <text:h text:style-name="Heading_20_4" text:outline-level="4">5. <text:span text:style-name="Strong_20_Emphasis">Core Functionality</text:span></text:h>
      <text:list text:style-name="L5">
        <text:list-item>
          <text:p text:style-name="P18"><text:span text:style-name="Strong_20_Emphasis">Main Features</text:span>:<text:line-break/><text:span text:style-name="Emphasis">(Describe in detail what the program needs to do)</text:span> </text:p>
          <text:list>
            <text:list-item>
              <text:p text:style-name="P18">Example: "File picker with search function", "User authentication", etc. </text:p>
            </text:list-item>
          </text:list>
        </text:list-item>
        <text:list-item>
          <text:p text:style-name="P18"><text:span text:style-name="Strong_20_Emphasis">Input and Output</text:span>:<text:line-break/><text:span text:style-name="Emphasis">(What data will be input into the system, and what output should be produced?)</text:span> </text:p>
        </text:list-item>
        <text:list-item>
          <text:p text:style-name="P17"><text:span text:style-name="Strong_20_Emphasis">Database Requirements</text:span>:<text:line-break/><text:span text:style-name="Emphasis">(Does the project need a database? What data needs to be stored?)</text:span> </text:p>
        </text:list-item>
      </text:list>
      <text:h text:style-name="Heading_20_4" text:outline-level="4">6. <text:span text:style-name="Strong_20_Emphasis">Security &amp; Privacy</text:span></text:h>
      <text:list text:style-name="L6">
        <text:list-item>
          <text:p text:style-name="P20"><text:span text:style-name="Strong_20_Emphasis">Authentication</text:span>:<text:line-break/><text:span text:style-name="Emphasis">(Does the application require user login, permissions, or roles?)</text:span> </text:p>
        </text:list-item>
        <text:list-item>
          <text:p text:style-name="P20"><text:span text:style-name="Strong_20_Emphasis">Encryption</text:span>:<text:line-break/><text:span text:style-name="Emphasis">(Is encryption needed for sensitive data? Yes/No)</text:span> </text:p>
        </text:list-item>
        <text:list-item>
          <text:p text:style-name="P19"><text:span text:style-name="Strong_20_Emphasis">Data Privacy Requirements</text:span>:<text:line-break/><text:span text:style-name="Emphasis">(Any regulations to follow? GDPR, HIPAA, etc.)</text:span> </text:p>
        </text:list-item>
      </text:list>
      <text:h text:style-name="Heading_20_4" text:outline-level="4">7. <text:span text:style-name="Strong_20_Emphasis">Performance &amp; Scalability</text:span></text:h>
      <text:list text:style-name="L7">
        <text:list-item>
          <text:p text:style-name="P22"><text:span text:style-name="Strong_20_Emphasis">Expected Traffic/Load</text:span>:<text:line-break/><text:span text:style-name="Emphasis">(For web applications, how many users are expected? Will the system need to handle a lot of data?)</text:span> </text:p>
        </text:list-item>
        <text:list-item>
          <text:p text:style-name="P21"><text:soft-page-break/><text:span text:style-name="Strong_20_Emphasis">Performance Expectations</text:span>:<text:line-break/><text:span text:style-name="Emphasis">(Are there any specific performance benchmarks that need to be met?)</text:span> </text:p>
        </text:list-item>
      </text:list>
      <text:h text:style-name="Heading_20_4" text:outline-level="4">8. <text:span text:style-name="Strong_20_Emphasis">Integration &amp; APIs</text:span></text:h>
      <text:list text:style-name="L8">
        <text:list-item>
          <text:p text:style-name="P24"><text:span text:style-name="Strong_20_Emphasis">Third-Party Services</text:span>:<text:line-break/><text:span text:style-name="Emphasis">(Does the program need to integrate with external APIs or services? List them.)</text:span> </text:p>
        </text:list-item>
        <text:list-item>
          <text:p text:style-name="P23"><text:span text:style-name="Strong_20_Emphasis">Data Import/Export</text:span>:<text:line-break/><text:span text:style-name="Emphasis">(Will there be any need to import/export data from/to other programs or systems?)</text:span> </text:p>
        </text:list-item>
      </text:list>
      <text:h text:style-name="Heading_20_4" text:outline-level="4">9. <text:span text:style-name="Strong_20_Emphasis">What the Program Will Not Do</text:span></text:h>
      <text:list text:style-name="L9">
        <text:list-item>
          <text:p text:style-name="P26"><text:span text:style-name="Strong_20_Emphasis">Limitations</text:span>:<text:line-break/><text:span text:style-name="Emphasis">(Are there features or functionalities that are explicitly excluded from the project?)</text:span> </text:p>
        </text:list-item>
        <text:list-item>
          <text:p text:style-name="P25"><text:span text:style-name="Strong_20_Emphasis">Scope Exclusions</text:span>:<text:line-break/><text:span text:style-name="Emphasis">(What tasks, features, or systems are outside the scope of this project?)</text:span> </text:p>
        </text:list-item>
      </text:list>
      <text:h text:style-name="Heading_20_4" text:outline-level="4">10. <text:span text:style-name="Strong_20_Emphasis">Technical Considerations</text:span></text:h>
      <text:list text:style-name="L10">
        <text:list-item>
          <text:p text:style-name="P28"><text:span text:style-name="Strong_20_Emphasis">Development Tools/Frameworks</text:span>:<text:line-break/><text:span text:style-name="Emphasis">(Any preferred programming languages, frameworks, or tools?)</text:span> </text:p>
        </text:list-item>
        <text:list-item>
          <text:p text:style-name="P27"><text:span text:style-name="Strong_20_Emphasis">Deployment Requirements</text:span>:<text:line-break/><text:span text:style-name="Emphasis">(Does the program need to be deployed in a specific way? For example, via a web server, app store, etc.)</text:span> </text:p>
        </text:list-item>
      </text:list>
      <text:h text:style-name="Heading_20_4" text:outline-level="4">11. <text:span text:style-name="Strong_20_Emphasis">Budget &amp; Resources</text:span></text:h>
      <text:list text:style-name="L11">
        <text:list-item>
          <text:p text:style-name="P30"><text:span text:style-name="Strong_20_Emphasis">Estimated Budget</text:span>:<text:line-break/><text:span text:style-name="Emphasis">(What is the budget range for the project?)</text:span> </text:p>
        </text:list-item>
        <text:list-item>
          <text:p text:style-name="P30"><text:span text:style-name="Strong_20_Emphasis">Team Members Involved</text:span>:<text:line-break/><text:span text:style-name="Emphasis">(Who will be working on the project, including any developers, designers, or testers?)</text:span> </text:p>
        </text:list-item>
        <text:list-item>
          <text:p text:style-name="P29"><text:span text:style-name="Strong_20_Emphasis">Timeline and Milestones</text:span>:<text:line-break/><text:span text:style-name="Emphasis">(Are there specific deadlines for phases of the project? E.g., prototypes, testing, final delivery.)</text:span> </text:p>
        </text:list-item>
      </text:list>
      <text:h text:style-name="Heading_20_4" text:outline-level="4">12. <text:span text:style-name="Strong_20_Emphasis">Maintenance &amp; Support</text:span></text:h>
      <text:list text:style-name="L12">
        <text:list-item>
          <text:p text:style-name="P32"><text:span text:style-name="Strong_20_Emphasis">Post-Launch Support</text:span>:<text:line-break/><text:span text:style-name="Emphasis">(Will there be a need for ongoing support and maintenance after the program is delivered? What are the expectations?)</text:span> </text:p>
        </text:list-item>
        <text:list-item>
          <text:p text:style-name="P31"><text:span text:style-name="Strong_20_Emphasis">Updates &amp; Upgrades</text:span>:<text:line-break/><text:span text:style-name="Emphasis">(Is there an expectation for future updates or feature enhancements?)</text:span> </text:p>
        </text:list-item>
      </text:list>
      <text:h text:style-name="Heading_20_4" text:outline-level="4">13. <text:span text:style-name="Strong_20_Emphasis">Additional Notes</text:span></text:h>
      <text:list text:style-name="L13">
        <text:list-item>
          <text:p text:style-name="P33"><text:span text:style-name="Strong_20_Emphasis">Special Instructions or Considerations</text:span>:<text:line-break/><text:span text:style-name="Emphasis">(Anything else to note? Unique requirements, technical constraints, etc.)</text:span> </text:p>
        </text:list-item>
      </text:list>
      <text:p text:style-name="Horizontal_20_Line"/>
      <text:h text:style-name="Heading_20_3" text:outline-level="3"><text:soft-page-break/>Instructions for Completion:</text:h>
      <text:list text:style-name="L14">
        <text:list-item>
          <text:p text:style-name="P35"><text:span text:style-name="Strong_20_Emphasis">Be as specific as possible</text:span> when describing your needs and expectations. </text:p>
        </text:list-item>
        <text:list-item>
          <text:p text:style-name="P35"><text:span text:style-name="Strong_20_Emphasis">Use the sections provided</text:span> to break down the information clearly. </text:p>
        </text:list-item>
        <text:list-item>
          <text:p text:style-name="P34">Once the form is complete, we will review it together to ensure all details are captured accuratel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6:02:46.117000000</meta:creation-date>
    <dc:date>2024-12-23T16:56:27.732000000</dc:date>
    <meta:editing-duration>PT52M9S</meta:editing-duration>
    <meta:editing-cycles>27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67" meta:word-count="765" meta:character-count="5028" meta:non-whitespace-character-count="4340"/>
  </office:meta>
</office:document-meta>
</file>